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6cm" fo:min-width="0cm"/>
    </style:style>
    <style:style style:name="gr4" style:family="graphic" style:parent-style-name="standard">
      <style:graphic-properties draw:stroke="none" svg:stroke-color="#000000" draw:fill="none" draw:fill-color="#ffffff" fo:min-height="0.888cm"/>
    </style:style>
    <style:style style:name="gr5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8.239cm" svg:x2="18.65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3.413cm" svg:y1="7.35cm" svg:x2="3.41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5.953cm" svg:y1="7.35cm" svg:x2="5.95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8.493cm" svg:y1="7.35cm" svg:x2="8.49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1.033cm" svg:y1="7.35cm" svg:x2="11.03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3.573cm" svg:y1="7.35cm" svg:x2="13.57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6.113cm" svg:y1="7.35cm" svg:x2="16.113cm" svg:y2="9.001cm">
          <text:p/>
        </draw:line>
        <draw:line draw:style-name="gr1" draw:text-style-name="P1" draw:layer="layout" svg:x1="17.383cm" svg:y1="7.35cm" svg:x2="17.383cm" svg:y2="9.001cm">
          <text:p/>
        </draw:line>
        <draw:line draw:style-name="gr1" draw:text-style-name="P1" draw:layer="layout" svg:x1="18.653cm" svg:y1="7.35cm" svg:x2="18.653cm" svg:y2="9.001cm">
          <text:p/>
        </draw:line>
        <draw:frame draw:style-name="gr2" draw:text-style-name="P2" draw:layer="layout" svg:width="1.023cm" svg:height="1.114cm" svg:x="1.762cm" svg:y="9.157cm">
          <draw:text-box>
            <text:p>x<text:span text:style-name="T1">0</text:span></text:p>
          </draw:text-box>
        </draw:frame>
        <draw:frame draw:style-name="gr3" draw:text-style-name="P2" draw:layer="layout" svg:width="1.023cm" svg:height="1.114cm" svg:x="2.905cm" svg:y="9.157cm">
          <draw:text-box>
            <text:p>x<text:span text:style-name="T1">1</text:span></text:p>
          </draw:text-box>
        </draw:frame>
        <draw:frame draw:style-name="gr2" draw:text-style-name="P2" draw:layer="layout" svg:width="1.023cm" svg:height="1.114cm" svg:x="4.175cm" svg:y="9.157cm">
          <draw:text-box>
            <text:p>x<text:span text:style-name="T1">2</text:span></text:p>
          </draw:text-box>
        </draw:frame>
        <draw:frame draw:style-name="gr2" draw:text-style-name="P2" draw:layer="layout" svg:width="1.035cm" svg:height="0.962cm" svg:x="5.299cm" svg:y="9.255cm">
          <draw:text-box>
            <text:p>...</text:p>
          </draw:text-box>
        </draw:frame>
        <draw:frame draw:style-name="gr2" draw:text-style-name="P2" draw:layer="layout" svg:width="3.89cm" svg:height="1.114cm" svg:x="9.429cm" svg:y="9.157cm">
          <draw:text-box>
            <text:p>x<text:span text:style-name="T1">i-1 </text:span><text:s text:c="3"/>x<text:span text:style-name="T1">i <text:s text:c="7"/></text:span><text:span text:style-name="T2">x</text:span><text:span text:style-name="T1">i+1</text:span></text:p>
          </draw:text-box>
        </draw:frame>
        <draw:frame draw:style-name="gr4" draw:text-style-name="P2" draw:layer="layout" svg:width="2.032cm" svg:height="1.138cm" svg:x="17.891cm" svg:y="9.128cm">
          <draw:text-box>
            <text:p>x<text:span text:style-name="T1">N+1</text:span></text:p>
          </draw:text-box>
        </draw:frame>
        <draw:frame draw:style-name="gr2" draw:text-style-name="P2" draw:layer="layout" svg:width="6.814cm" svg:height="0.962cm" svg:x="7.013cm" svg:y="10.271cm">
          <draw:text-box>
            <text:p>Stencil: (-1 <text:s text:c="3"/>2 <text:s text:c="3"/>-1)/h<text:span text:style-name="T3">2</text:span></text:p>
          </draw:text-box>
        </draw:frame>
        <draw:line draw:style-name="gr5" draw:text-style-name="P3" draw:layer="layout" svg:x1="3.413cm" svg:y1="7.604cm" svg:x2="4.683cm" svg:y2="7.604cm">
          <text:p/>
        </draw:line>
        <draw:frame draw:style-name="gr2" draw:text-style-name="P2" draw:layer="layout" svg:width="0.853cm" svg:height="0.962cm" svg:x="3.667cm" svg:y="6.588cm">
          <draw:text-box>
            <text:p>h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19-10-22T17:15:54.130437863</dc:date>
    <meta:editing-duration>PT9M36S</meta:editing-duration>
    <meta:editing-cycles>3</meta:editing-cycles>
    <meta:generator>LibreOffice/6.3.2.2$MacOSX_X86_64 LibreOffice_project/98b30e735bda24bc04ab42594c85f7fd8be07b9c</meta:generator>
    <meta:document-statistic meta:object-count="24"/>
  </office:meta>
</office:document-meta>
</file>